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28716" officeooo:paragraph-rsid="00028716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4378d" officeooo:paragraph-rsid="0004378d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4378d" officeooo:paragraph-rsid="0004378d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4378d" officeooo:paragraph-rsid="0006764f" style:font-size-asian="12.25pt" style:font-weight-asian="normal" style:font-size-complex="14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052eb0"/>
    </style:style>
    <style:style style:name="T3" style:family="text">
      <style:text-properties officeooo:rsid="0006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1"><text:s/>MODULE – 3(Core PHP) </text:span></text:p>
      <text:p text:style-name="Standard"/>
      <text:p text:style-name="P1">• Write a PHP program to enter marks of five subjects Physics, Chemistry, Biology, Mathematics and Computer, calculate percentage and grade by if else write a PHP program for find „Thursday‟ in week using switch Function. </text:p>
      <text:p text:style-name="P1"/>
      <text:p text:style-name="P1">OUTPUT =&gt; <text:s/>p1.php <text:s/><text:span text:style-name="T3">&amp; <text:s/></text:span>p2.php</text:p>
      <text:p text:style-name="P1"/>
      <text:p text:style-name="P1">• Write a PHP program to check Leap years between 1901 to 2016 Using nested if. </text:p>
      <text:p text:style-name="P1"/>
      <text:p text:style-name="P2">OUTPUT =&gt; p3.php</text:p>
      <text:p text:style-name="P2"/>
      <text:p text:style-name="P1">• Write a PHP program to find the largest of three numbers using ternary Operator. </text:p>
      <text:p text:style-name="P1"/>
      <text:p text:style-name="P2">OUTPUT =&gt; p4.php</text:p>
      <text:p text:style-name="P2"/>
      <text:p text:style-name="P1">• Write a program in PHP to print Fibonacci series. 0, 1, 1, 2, 3, 5, 8, 13, 21, </text:p>
      <text:p text:style-name="P1">o 34 </text:p>
      <text:p text:style-name="P1"/>
      <text:p text:style-name="P2">OUTPUT =&gt; p5.php</text:p>
      <text:p text:style-name="P1"/>
      <text:p text:style-name="P1">• Write a program to find whether a number is Armstrong or not Write a program to print the below format : </text:p>
      <text:p text:style-name="P1">5 9 </text:p>
      <text:p text:style-name="P1">2610 </text:p>
      <text:p text:style-name="P1">3711 </text:p>
      <text:p text:style-name="P1">4812 </text:p>
      <text:p text:style-name="P1"/>
      <text:p text:style-name="P2">OUTPUT =&gt; p6.php <text:s/><text:span text:style-name="T3">&amp; </text:span><text:span text:style-name="T2"><text:s/>p7.php</text:span></text:p>
      <text:p text:style-name="P1"><text:s/></text:p>
      <text:p text:style-name="P1">• Write a program for this Pattern:</text:p>
      <text:p text:style-name="P1"/>
      <text:p text:style-name="P1">***** </text:p>
      <text:p text:style-name="P1">* </text:p>
      <text:p text:style-name="P1">*</text:p>
      <text:p text:style-name="P1">* </text:p>
      <text:p text:style-name="P1">***** </text:p>
      <text:p text:style-name="P1"/>
      <text:p text:style-name="P2">OUTPUT =&gt; p<text:span text:style-name="T2">8</text:span>.php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• What will be the values of $a and $b after the code below is executed? Explain your answer. </text:p>
      <text:p text:style-name="P4">$a = '1'; </text:p>
      <text:p text:style-name="P4">$b = &amp;$a; </text:p>
      <text:p text:style-name="P4">$b = "2$b"; </text:p>
      <text:p text:style-name="P2"/>
      <text:p text:style-name="P2">OUTPUT =&gt; p<text:span text:style-name="T2">9</text:span>.php</text:p>
      <text:p text:style-name="P2"/>
      <text:p text:style-name="P2">• How can you tell if a number is even or odd without using any Condition or loop?</text:p>
      <text:p text:style-name="P2"/>
      <text:p text:style-name="P2">OUTPUT =&gt; p<text:span text:style-name="T2">10</text:span>.php</text:p>
      <text:p text:style-name="P2"/>
      <text:p text:style-name="P2"><text:s/>• How can you declare the array (all type) in PHP? Explain with example Covert a JSON string to array. </text:p>
      <text:p text:style-name="P2"/>
      <text:p text:style-name="P2">OUTPUT =&gt; p1<text:span text:style-name="T2">1</text:span>.php</text:p>
      <text:p text:style-name="P2"/>
      <text:p text:style-name="P2">• Write program to remove duplicate values from array </text:p>
      <text:p text:style-name="P2"/>
      <text:p text:style-name="P2">OUTPUT =&gt; p1<text:span text:style-name="T2">2</text:span>.php</text:p>
      <text:p text:style-name="P2"/>
      <text:p text:style-name="P2"/>
      <text:p text:style-name="P2">• Get random values from array</text:p>
      <text:p text:style-name="P2"/>
      <text:p text:style-name="P2">OUTPUT=&gt;p1<text:span text:style-name="T2">3</text:span>.php</text:p>
      <text:p text:style-name="P2"/>
      <text:p text:style-name="P2"><text:s/>• Write a PHP script which decodes the following JSON string. </text:p>
      <text:p text:style-name="P2"/>
      <text:p text:style-name="P2">OUTPUT =&gt; p1<text:span text:style-name="T2">4</text:span>.php</text:p>
      <text:p text:style-name="P2"/>
      <text:p text:style-name="P2">• Use a for loop to total the contents of an integer array called numbers which has five elements. Store the result in an integer called total.</text:p>
      <text:p text:style-name="P2"><text:s/></text:p>
      <text:p text:style-name="P2">OUTPUT=&gt;p1<text:span text:style-name="T2">5</text:span>.php</text:p>
      <text:p text:style-name="P2"/>
      <text:p text:style-name="P2"/>
      <text:p text:style-name="P2">• Declare a Multi Dimensioned array of floats called balances having Three rows and five columns. </text:p>
      <text:p text:style-name="P2"/>
      <text:p text:style-name="P2">OUTPUT =&gt; p1<text:span text:style-name="T2">6</text:span>.php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5T12:06:15.124000000</meta:creation-date>
    <dc:date>2023-07-30T19:57:28.834000000</dc:date>
    <meta:editing-duration>PT10H8M47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4" meta:word-count="307" meta:character-count="1663" meta:non-whitespace-character-count="1324"/>
  </office:meta>
</office:document-meta>
</file>